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ditarTendencias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ueva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ncel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Plebiscito</text:p>
          </table:table-cell>
        </table:table-row>
        <table:table-row table:style-name="ro2">
          <table:table-cell office:value-type="string">
            <text:p>Sel Tendencia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ncel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Nueva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Sel Plebiscito</text:p>
          </table:table-cell>
        </table:table-row>
        <table:table-row table:style-name="ro2">
          <table:table-cell office:value-type="string">
            <text:p>Sel Tendencia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ncel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Plebiscito</text:p>
          </table:table-cell>
        </table:table-row>
        <table:table-row table:style-name="ro2">
          <table:table-cell office:value-type="string">
            <text:p>Sel Tendencia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Sel Plebiscito diferente</text:p>
          </table:table-cell>
        </table:table-row>
        <table:table-row table:style-name="ro2">
          <table:table-cell office:value-type="string">
            <text:p>Sel Tendencia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ncel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Plebiscito</text:p>
          </table:table-cell>
        </table:table-row>
        <table:table-row table:style-name="ro2">
          <table:table-cell office:value-type="string">
            <text:p>Sel Tendencia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Sel Tendencia diferente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ncel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Plebiscito</text:p>
          </table:table-cell>
        </table:table-row>
        <table:table-row table:style-name="ro2">
          <table:table-cell office:value-type="string">
            <text:p>Sel Tendencia</text:p>
          </table:table-cell>
        </table:table-row>
        <table:table-row table:style-name="ro2">
          <table:table-cell office:value-type="string">
            <text:p>Edit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Nueva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ncelar</text:p>
          </table:table-cell>
        </table:table-row>
        <table:table-row table:style-name="ro2" table:number-rows-repeated="1048507">
          <table:table-cell/>
        </table:table-row>
        <table:table-row table:style-name="ro2">
          <table:table-cell/>
        </table:table-row>
      </table:table>
      <table:table table:name="EditarTendencias - ESCAlternativo01" table:style-name="ta1">
        <table:table-column table:style-name="co3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todos los camp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mbiar Nombre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mbiar Nombre</text:p>
          </table:table-cell>
        </table:table-row>
        <table:table-row table:style-name="ro2">
          <table:table-cell office:value-type="string">
            <text:p>Cambiar Descripción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Llenar campos no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  <table:table-row table:style-name="ro3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Volver</text:p>
          </table:table-cell>
        </table:table-row>
        <table:table-row table:style-name="ro3">
          <table:table-cell office:value-type="string">
            <text:p>Cambiar Nombre</text:p>
          </table:table-cell>
        </table:table-row>
        <table:table-row table:style-name="ro3">
          <table:table-cell office:value-type="string">
            <text:p>Cambiar Descripción</text:p>
          </table:table-cell>
        </table:table-row>
        <table:table-row table:style-name="ro3">
          <table:table-cell office:value-type="string">
            <text:p>Llenar campos no obligatorio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</table:table>
      <table:table table:name="EditarTendencias - ESCAlternativo02" table:style-name="ta1" table:print="false">
        <table:table-column table:style-name="co4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ambiar Nombre y Descripción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ambiar Nombre y Descripción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mbiar Nombre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ambiar todos los camp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mbiar Nombre</text:p>
          </table:table-cell>
        </table:table-row>
        <table:table-row table:style-name="ro2">
          <table:table-cell office:value-type="string">
            <text:p>Cambiar Descripción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ambiar todos los camp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>
          <table:table-cell office:value-type="string">
            <text:p>Cambiar campos no obligatori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  <table:table-row table:style-name="ro3">
          <table:table-cell/>
        </table:table-row>
        <table:table-row table:style-name="ro2">
          <table:table-cell office:value-type="string">
            <text:p>CP-07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3">
          <table:table-cell office:value-type="string">
            <text:p>Cambiar todos los campo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Volver</text:p>
          </table:table-cell>
        </table:table-row>
        <table:table-row table:style-name="ro3">
          <table:table-cell office:value-type="string">
            <text:p>Cambiar todos los campo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Volver</text:p>
          </table:table-cell>
        </table:table-row>
      </table:table>
      <table:table table:name="EditarTendencias - ESCExcepcional" table:style-name="ta1" table:print="false">
        <table:table-column table:style-name="co5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menos Nombre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Llenar Nombre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campos menos Nombre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Llenar Nombre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Llenar todos los camp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Confirm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2">
          <table:table-cell office:value-type="string">
            <text:p>Llenar Nombre y Descripción</text:p>
          </table:table-cell>
        </table:table-row>
        <table:table-row table:style-name="ro2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Llenar campos obligatorio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20:27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0:54</meta:creation-date>
    <meta:editing-duration>PT13M20S</meta:editing-duration>
    <meta:editing-cycles>6</meta:editing-cycles>
    <meta:generator>LibreOffice/4.0.2.2$Linux_x86 LibreOffice_project/400m0$Build-2</meta:generator>
    <meta:initial-creator>Ariel Mora</meta:initial-creator>
    <dc:date>2013-04-14T20:46:35</dc:date>
    <dc:creator>Ariel Mora</dc:creator>
    <meta:document-statistic meta:table-count="4" meta:cell-count="221" meta:object-count="0"/>
    <meta:user-defined meta:name="Info 1"/>
    <meta:user-defined meta:name="Info 2"/>
    <meta:user-defined meta:name="Info 3"/>
    <meta:user-defined meta:name="Info 4"/>
  </office:meta>
</office:document-meta>
</file>